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4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4" manifest:media-type="application/vnd.oasis.opendocument.formula"/>
  <manifest:file-entry manifest:full-path="setting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4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4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4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4" manifest:media-type="application/vnd.oasis.opendocument.formula"/>
  <manifest:file-entry manifest:full-path="Thumbnails/thumbnail.png" manifest:media-type="image/png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4" manifest:media-type="application/vnd.oasis.opendocument.formula"/>
  <manifest:file-entry manifest:full-path="content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4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manifest.rdf" manifest:media-type="application/rdf+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4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4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4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"/>
  <manifest:file-entry manifest:full-path="ObjectReplacements/Object 12" manifest:media-type="application/x-openoffice-gdimetafile;windows_formatname=&quot;GDIMetaFile&quot;"/>
  <manifest:file-entry manifest:full-path="ObjectReplacements/Object 27" manifest:media-type=""/>
  <manifest:file-entry manifest:full-path="ObjectReplacements/Object 1" manifest:media-type=""/>
  <manifest:file-entry manifest:full-path="ObjectReplacements/Object 23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style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Liberation Mono" officeooo:paragraph-rsid="00df2048"/>
    </style:style>
    <style:style style:name="P2" style:family="paragraph" style:parent-style-name="Standard">
      <style:text-properties style:use-window-font-color="true" loext:opacity="0%" style:font-name="Liberation Mono" officeooo:paragraph-rsid="00d99637"/>
    </style:style>
    <style:style style:name="P3" style:family="paragraph" style:parent-style-name="Standard">
      <style:text-properties style:use-window-font-color="true" loext:opacity="0%" style:font-name="Liberation Mono" officeooo:paragraph-rsid="00ec6605"/>
    </style:style>
    <style:style style:name="P4" style:family="paragraph" style:parent-style-name="Standard">
      <style:text-properties style:use-window-font-color="true" loext:opacity="0%" style:font-name="Liberation Mono" officeooo:paragraph-rsid="00eb7327"/>
    </style:style>
    <style:style style:name="P5" style:family="paragraph" style:parent-style-name="Standard">
      <style:text-properties style:use-window-font-color="true" loext:opacity="0%" style:font-name="Liberation Mono" officeooo:paragraph-rsid="00e1bb9a"/>
    </style:style>
    <style:style style:name="P6" style:family="paragraph" style:parent-style-name="Standard">
      <style:text-properties style:use-window-font-color="true" loext:opacity="0%" style:font-name="Liberation Mono" officeooo:paragraph-rsid="00ed14f8"/>
    </style:style>
    <style:style style:name="P7" style:family="paragraph" style:parent-style-name="Standard">
      <style:text-properties style:use-window-font-color="true" loext:opacity="0%" style:font-name="Liberation Mono" officeooo:paragraph-rsid="00d9bce9"/>
    </style:style>
    <style:style style:name="P8" style:family="paragraph" style:parent-style-name="Standard">
      <style:text-properties style:use-window-font-color="true" loext:opacity="0%" style:font-name="Liberation Mono" officeooo:paragraph-rsid="00f07467"/>
    </style:style>
    <style:style style:name="P9" style:family="paragraph" style:parent-style-name="Standard">
      <style:text-properties style:font-name="Liberation Mono" officeooo:paragraph-rsid="00f2475e"/>
    </style:style>
    <style:style style:name="P10" style:family="paragraph" style:parent-style-name="Standard">
      <style:text-properties style:use-window-font-color="true" loext:opacity="0%" style:font-name="Liberation Mono" officeooo:paragraph-rsid="00f2475e"/>
    </style:style>
    <style:style style:name="T1" style:family="text">
      <style:text-properties fo:font-variant="normal" fo:text-transform="none" fo:font-size="12pt" fo:letter-spacing="normal" style:font-size-asian="12pt" style:font-size-complex="12pt"/>
    </style:style>
    <style:style style:name="T2" style:family="text">
      <style:text-properties fo:font-variant="normal" fo:text-transform="none" fo:font-size="12pt" fo:letter-spacing="normal" officeooo:rsid="00e019e1" style:font-size-asian="12pt" style:font-size-complex="12pt"/>
    </style:style>
    <style:style style:name="T3" style:family="text">
      <style:text-properties fo:font-variant="normal" fo:text-transform="none" fo:color="#eaecf0" loext:opacity="100%" fo:font-size="12pt" fo:letter-spacing="normal" style:font-size-asian="12pt" style:font-size-complex="12pt"/>
    </style:style>
    <style:style style:name="T4" style:family="text">
      <style:text-properties fo:font-variant="normal" fo:text-transform="none" fo:font-size="12pt" fo:letter-spacing="normal" officeooo:rsid="00d99637" style:font-size-asian="12pt" style:font-size-complex="12pt"/>
    </style:style>
    <style:style style:name="T5" style:family="text">
      <style:text-properties officeooo:rsid="00d99637"/>
    </style:style>
    <style:style style:name="T6" style:family="text">
      <style:text-properties officeooo:rsid="00e1bb9a"/>
    </style:style>
    <style:style style:name="T7" style:family="text">
      <style:text-properties fo:font-variant="normal" fo:text-transform="none" style:use-window-font-color="true" loext:opacity="0%" fo:font-size="12pt" fo:letter-spacing="normal" style:font-size-asian="12pt" style:font-size-complex="12pt"/>
    </style:style>
    <style:style style:name="T8" style:family="text">
      <style:text-properties fo:font-variant="normal" fo:text-transform="none" style:use-window-font-color="true" loext:opacity="0%" fo:font-size="12pt" fo:letter-spacing="normal" officeooo:rsid="00e019e1" style:font-size-asian="12pt" style:font-size-complex="12pt"/>
    </style:style>
    <style:style style:name="T9" style:family="text">
      <style:text-properties style:use-window-font-color="true" loext:opacity="0%"/>
    </style:style>
    <style:style style:name="T10" style:family="text">
      <style:text-properties style:use-window-font-color="true" loext:opacity="0%" officeooo:rsid="00ed14f8"/>
    </style:style>
    <style:style style:name="T11" style:family="text">
      <style:text-properties style:use-window-font-color="true" loext:opacity="0%" officeooo:rsid="00d9bce9"/>
    </style:style>
    <style:style style:name="T12" style:family="text">
      <style:text-properties style:use-window-font-color="true" loext:opacity="0%" officeooo:rsid="00d9963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draw:frame draw:style-name="fr1" draw:name="Object12" text:anchor-type="as-char" svg:y="-0.1398in" svg:width="0.3189in" svg:height="0.3673in" draw:z-index="1"><draw:object xlink:href="./Object 13" xlink:type="simple" xlink:show="embed" xlink:actuate="onLoad"/><draw:image xlink:href="./ObjectReplacements/Object 13" xlink:type="simple" xlink:show="embed" xlink:actuate="onLoad"/><svg:desc>formula</svg:desc></draw:frame>=<draw:frame draw:style-name="fr1" draw:name="Object13" text:anchor-type="as-char" svg:y="-0.3374in" svg:width="0.8429in" svg:height="0.5811in" draw:z-index="2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2"/>
      <text:p text:style-name="P3"><text:span text:style-name="T1">⇔ <text:s text:c="2"/>=</text:span><text:span text:style-name="T1"><draw:frame draw:style-name="fr1" draw:name="Object19" text:anchor-type="as-char" svg:y="-0.3374in" svg:width="2.2693in" svg:height="0.5811in" draw:z-index="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">=</text:span><text:span text:style-name="T2"><draw:frame draw:style-name="fr1" draw:name="Object20" text:anchor-type="as-char" svg:y="-0.1398in" svg:width="0.2in" svg:height="0.2783in" draw:z-index="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"> <text:s text:c="7"/>⇔</text:span><text:span text:style-name="T1"><draw:frame draw:style-name="fr1" draw:name="Object7" text:anchor-type="as-char" svg:y="-0.1398in" svg:width="0.5189in" svg:height="0.3673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=</text:span><text:span text:style-name="T1"><draw:frame draw:style-name="fr1" draw:name="Object10" text:anchor-type="as-char" svg:y="-0.3374in" svg:width="1.5693in" svg:height="0.5811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"> <text:s text:c="3"/>⇔</text:span><draw:frame draw:style-name="fr1" draw:name="Object1" text:anchor-type="as-char" svg:y="-0.1398in" svg:width="0.5189in" svg:height="0.3673in" draw:z-index="12"><draw:object xlink:href="./Object 2" xlink:type="simple" xlink:show="embed" xlink:actuate="onLoad"/><draw:image xlink:href="./ObjectReplacements/Object 2" xlink:type="simple" xlink:show="embed" xlink:actuate="onLoad"/><svg:desc>formula</svg:desc></draw:frame>=<draw:frame draw:style-name="fr1" draw:name="Object3" text:anchor-type="as-char" svg:y="-0.3374in" svg:width="2.2709in" svg:height="0.5811in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2"/>
      <text:p text:style-name="P4"><text:span text:style-name="T3"><text:s text:c="38"/>⇒</text:span><text:span text:style-name="T4"><draw:frame draw:style-name="fr1" draw:name="Object17" text:anchor-type="as-char" svg:y="-0.1398in" svg:width="0.4in" svg:height="0.2783in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">=</text:span><text:span text:style-name="T4"><draw:frame draw:style-name="fr1" draw:name="Object21" text:anchor-type="as-char" svg:y="-0.5626in" svg:width="4.4945in" svg:height="0.7173in" draw:z-index="15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"> <text:s text:c="7"/></text:span><text:span text:style-name="T3">⇒</text:span><draw:frame draw:style-name="fr1" draw:name="Object2" text:anchor-type="as-char" svg:y="-0.4264in" svg:width="0.552in" svg:height="0.7591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5">=</text:span><text:span text:style-name="T5"><draw:frame draw:style-name="fr1" draw:name="Object5" text:anchor-type="as-char" svg:y="-0.2484in" svg:width="0.5516in" svg:height="0.4035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=1+</text:span><text:span text:style-name="T5"><draw:frame draw:style-name="fr1" draw:name="Object6" text:anchor-type="as-char" svg:y="-0.2484in" svg:width="0.3693in" svg:height="0.6173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"/>
      <text:p text:style-name="P5"><text:s text:c="99"/>⇔<draw:frame draw:style-name="fr1" draw:name="Object8" text:anchor-type="as-char" svg:y="-0.2484in" svg:width="0.1346in" svg:height="0.4035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5">=1-</text:span><text:span text:style-name="T5"><draw:frame draw:style-name="fr1" draw:name="Object9" text:anchor-type="as-char" svg:y="-0.2484in" svg:width="0.7866in" svg:height="0.9728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5">=1+</text:span><text:span text:style-name="T5"><draw:frame draw:style-name="fr1" draw:name="Object15" text:anchor-type="as-char" svg:y="-0.2484in" svg:width="0.7866in" svg:height="0.9728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6">=</text:span><text:span text:style-name="T6"><draw:frame draw:style-name="fr1" draw:name="Object16" text:anchor-type="as-char" svg:y="-0.2484in" svg:width="1.0217in" svg:height="1.1866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6"/>
      <text:p text:style-name="P7"/>
      <text:p text:style-name="P7"/>
      <text:p text:style-name="P8"><text:s/><draw:frame draw:style-name="fr1" draw:name="Object4" text:anchor-type="as-char" svg:y="-0.1398in" svg:width="0.3189in" svg:height="0.3673in" draw:z-index="21"><draw:object xlink:href="./Object 1" xlink:type="simple" xlink:show="embed" xlink:actuate="onLoad"/><draw:image xlink:href="./ObjectReplacements/Object 1" xlink:type="simple" xlink:show="embed" xlink:actuate="onLoad"/><svg:desc>formula</svg:desc></draw:frame>=<draw:frame draw:style-name="fr1" draw:name="Object14" text:anchor-type="as-char" svg:y="-0.3374in" svg:width="0.8429in" svg:height="0.5811in" draw:z-index="22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8"/>
      <text:p text:style-name="P9"><text:span text:style-name="T7">⇔</text:span><text:span text:style-name="T7"><draw:frame draw:style-name="fr1" draw:name="Object22" text:anchor-type="as-char" svg:y="-0.1398in" svg:width="1.5366in" svg:height="0.3673in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7">=</text:span><text:span text:style-name="T8"><draw:frame draw:style-name="fr1" draw:name="Object27" text:anchor-type="as-char" svg:y="-0.1398in" svg:width="0.2in" svg:height="0.2783in" draw:z-index="24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8"> </text:span><text:span text:style-name="T9"><text:s text:c="19"/></text:span><text:span text:style-name="T8">⇔</text:span><draw:frame draw:style-name="fr1" draw:name="Object18" text:anchor-type="as-char" svg:y="-0.1398in" svg:width="0.8189in" svg:height="0.3673in" draw:z-index="27"><draw:object xlink:href="./Object 18" xlink:type="simple" xlink:show="embed" xlink:actuate="onLoad"/><draw:image xlink:href="./ObjectReplacements/Object 18" xlink:type="simple" xlink:show="embed" xlink:actuate="onLoad"/><svg:desc>formula</svg:desc></draw:frame><text:span text:style-name="T7">=</text:span><text:span text:style-name="T7"><draw:frame draw:style-name="fr1" draw:name="Object28" text:anchor-type="as-char" svg:y="-0.3374in" svg:width="0.5516in" svg:height="0.4925in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7"> <text:s text:c="3"/>⇔</text:span><draw:frame draw:style-name="fr1" draw:name="Object26" text:anchor-type="as-char" svg:y="-0.1398in" svg:width="1.0189in" svg:height="0.3673in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9">=</text:span><text:span text:style-name="T9"><draw:frame draw:style-name="fr1" draw:name="Object30" text:anchor-type="as-char" svg:y="-0.3374in" svg:width="0.5516in" svg:height="0.4925in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10"/>
      <text:p text:style-name="P9"><text:span text:style-name="T9"><text:s text:c="39"/>⇔</text:span><text:span text:style-name="T9"><draw:frame draw:style-name="fr1" draw:name="Object23" text:anchor-type="as-char" svg:y="-0.1398in" svg:width="0.4in" svg:height="0.2783in" draw:z-index="1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">=</text:span><text:span text:style-name="T10"><draw:frame draw:style-name="fr1" draw:name="Object24" text:anchor-type="as-char" svg:y="-0.4264in" svg:width="1.1709in" svg:height="0.5811in" draw:z-index="1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">=</text:span><text:span text:style-name="T10"><draw:frame draw:style-name="fr1" draw:name="Object25" text:anchor-type="as-char" svg:y="-0.3374in" svg:width="0.4346in" svg:height="0.5925in" draw:z-index="2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9"> <text:s text:c="36"/>⇔ε</text:span><text:span text:style-name="T11">=</text:span><text:span text:style-name="T12">1-</text:span><text:span text:style-name="T12"><draw:frame draw:style-name="fr1" draw:name="Object11" text:anchor-type="as-char" svg:y="-0.2484in" svg:width="0.7866in" svg:height="0.9728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line-height="100%"/>
      <style:text-properties style:font-name="Lucida Console" fo:font-family="'Lucida Console'" style:font-family-generic="modern" style:font-pitch="fixed" fo:font-size="10pt" officeooo:rsid="001f484f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39.3701in" fo:page-height="39.3701in" style:num-format="1" style:print-orientation="portrait" fo:margin-top="0in" fo:margin-bottom="0in" fo:margin-left="0in" fo:margin-right="0in" fo:background-color="#000000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000000" draw:opacity="10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39.3701in" fo:page-height="39.370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39.3701in" fo:page-height="39.370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39.3701in" fo:page-height="39.3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10-29T09:43:36.621000000</meta:creation-date>
    <dc:date>2025-12-08T11:25:08.043912313</dc:date>
    <meta:editing-duration>P4DT19H58M15S</meta:editing-duration>
    <meta:editing-cycles>198</meta:editing-cycles>
    <meta:generator>LibreOffice/25.8.3.2$Linux_X86_64 LibreOffice_project/580$Build-2</meta:generator>
    <meta:print-date>2024-06-02T11:30:05.820000000</meta:print-date>
    <meta:printed-by>PDF files</meta:printed-by>
    <meta:document-statistic meta:table-count="0" meta:image-count="0" meta:object-count="29" meta:page-count="1" meta:paragraph-count="7" meta:word-count="14" meta:character-count="300" meta:non-whitespace-character-count="38"/>
  </office:meta>
</office:document-meta>
</file>

<file path=Object 1/content.xml><?xml version="1.0" encoding="utf-8"?>
<math xmlns="http://www.w3.org/1998/Math/MathML" display="block">
  <semantics>
    <msub>
      <mi mathvariant="normal">d</mi>
      <msub>
        <mtext>_</mtext>
        <mi mathvariant="normal">θ</mi>
      </msub>
    </msub>
    <annotation encoding="StarMath 5.0">d_{"_"_θ}</annotation>
  </semantics>
</math>
</file>

<file path=Object 10/content.xml><?xml version="1.0" encoding="utf-8"?>
<math xmlns="http://www.w3.org/1998/Math/MathML" display="block">
  <semantics>
    <mfrac>
      <mn>2</mn>
      <mrow>
        <mfrac>
          <msub>
            <mi mathvariant="normal">d</mi>
            <mrow>
              <msub>
                <mtext>_</mtext>
                <mi mathvariant="normal">θ</mi>
              </msub>
              <mtext>|</mtext>
              <mi mathvariant="normal">⫯</mi>
            </mrow>
          </msub>
          <msub>
            <mi mathvariant="normal">d</mi>
            <mrow>
              <msub>
                <mtext>_</mtext>
                <mi mathvariant="normal">θ</mi>
              </msub>
              <mtext>|</mtext>
              <mi mathvariant="normal">⫰</mi>
            </mrow>
          </msub>
        </mfrac>
        <mo stretchy="false">−</mo>
        <mn>1</mn>
      </mrow>
    </mfrac>
    <annotation encoding="StarMath 5.0">2over{d_{"_"_θ"|"⫯}over d_{"_"_θ"|"⫰}-1}</annotation>
  </semantics>
</math>
</file>

<file path=Object 11/content.xml><?xml version="1.0" encoding="utf-8"?>
<math xmlns="http://www.w3.org/1998/Math/MathML" display="block">
  <semantics>
    <mfrac>
      <msub>
        <mi mathvariant="normal">d</mi>
        <mi mathvariant="normal">n</mi>
      </msub>
      <mrow>
        <mo fence="true" form="prefix" stretchy="false">(</mo>
        <mrow>
          <mrow>
            <mrow>
              <mn>1</mn>
              <mo stretchy="false">+</mo>
              <mi mathvariant="normal">ε</mi>
            </mrow>
            <mrow>
              <mo fence="true" form="prefix" stretchy="false">(</mo>
              <mrow>
                <mrow>
                  <mmultiscripts>
                    <mi>cos</mi>
                    <mprescripts/>
                    <mrow>
                      <mi mathvariant="normal">θ</mi>
                      <mo stretchy="false">=</mo>
                      <mn>0</mn>
                    </mrow>
                    <none/>
                  </mmultiscripts>
                  <mo stretchy="false">=</mo>
                  <mn>1</mn>
                </mrow>
              </mrow>
              <mo fence="true" form="postfix" stretchy="false">)</mo>
            </mrow>
          </mrow>
        </mrow>
        <mo fence="true" form="postfix" stretchy="false">)</mo>
      </mrow>
    </mfrac>
    <annotation encoding="StarMath 5.0">d_n over(1+ε(cos lsub{θ=0}=1))</annotation>
  </semantics>
</math>
</file>

<file path=Object 12/content.xml><?xml version="1.0" encoding="utf-8"?>
<math xmlns="http://www.w3.org/1998/Math/MathML" display="block">
  <semantics>
    <mfrac>
      <mn>2</mn>
      <mrow>
        <mn>1</mn>
        <mo stretchy="false">+</mo>
        <mfrac>
          <msub>
            <mi mathvariant="normal">d</mi>
            <mrow>
              <msub>
                <mtext>_</mtext>
                <mi mathvariant="normal">θ</mi>
              </msub>
              <mtext>|</mtext>
              <mi mathvariant="normal">⫯</mi>
            </mrow>
          </msub>
          <msub>
            <mi mathvariant="normal">d</mi>
            <mrow>
              <msub>
                <mtext>_</mtext>
                <mi mathvariant="normal">θ</mi>
              </msub>
              <mtext>|</mtext>
              <mi mathvariant="normal">⫰</mi>
            </mrow>
          </msub>
        </mfrac>
      </mrow>
    </mfrac>
    <annotation encoding="StarMath 5.0">2over{1+d_{"_"_θ"|"⫯}over d_{"_"_θ"|"⫰}}</annotation>
  </semantics>
</math>
</file>

<file path=Object 13/content.xml><?xml version="1.0" encoding="utf-8"?>
<math xmlns="http://www.w3.org/1998/Math/MathML" display="block">
  <semantics>
    <msub>
      <mi mathvariant="normal">d</mi>
      <msub>
        <mtext>_</mtext>
        <mi mathvariant="normal">θ</mi>
      </msub>
    </msub>
    <annotation encoding="StarMath 5.0">d_{"_"_θ}</annotation>
  </semantics>
</math>
</file>

<file path=Object 14/content.xml><?xml version="1.0" encoding="utf-8"?>
<math xmlns="http://www.w3.org/1998/Math/MathML" display="block">
  <semantics>
    <mfrac>
      <msub>
        <mi mathvariant="normal">d</mi>
        <mi mathvariant="normal">n</mi>
      </msub>
      <mrow>
        <mrow>
          <mn>1</mn>
          <mo stretchy="false">+</mo>
          <mi mathvariant="normal">ε</mi>
        </mrow>
        <mtext> </mtext>
        <mmultiscripts>
          <mi>cos</mi>
          <mprescripts/>
          <mi mathvariant="normal">θ</mi>
          <none/>
        </mmultiscripts>
      </mrow>
    </mfrac>
    <annotation encoding="StarMath 5.0">d_n over{1+ε" "cos lsub θ}</annotation>
  </semantics>
</math>
</file>

<file path=Object 15/content.xml><?xml version="1.0" encoding="utf-8"?>
<math xmlns="http://www.w3.org/1998/Math/MathML" display="block">
  <semantics>
    <mfrac>
      <mn>2</mn>
      <mrow>
        <mn>1</mn>
        <mo stretchy="false">−</mo>
        <mfrac>
          <msub>
            <mi mathvariant="normal">d</mi>
            <mrow>
              <msub>
                <mtext>_</mtext>
                <mi mathvariant="normal">θ</mi>
              </msub>
              <mtext>|</mtext>
              <mi mathvariant="normal">⫯</mi>
            </mrow>
          </msub>
          <msub>
            <mi mathvariant="normal">d</mi>
            <mrow>
              <msub>
                <mtext>_</mtext>
                <mi mathvariant="normal">θ</mi>
              </msub>
              <mtext>|</mtext>
              <mi mathvariant="normal">⫰</mi>
            </mrow>
          </msub>
        </mfrac>
      </mrow>
    </mfrac>
    <annotation encoding="StarMath 5.0">2over{1-d_{"_"_θ"|"⫯}over d_{"_"_θ"|"⫰}}</annotation>
  </semantics>
</math>
</file>

<file path=Object 16/content.xml><?xml version="1.0" encoding="utf-8"?>
<math xmlns="http://www.w3.org/1998/Math/MathML" display="block">
  <semantics>
    <mfrac>
      <mn>1</mn>
      <mrow>
        <mn>1</mn>
        <mo stretchy="false">−</mo>
        <mfrac>
          <mn>2</mn>
          <mrow>
            <mn>1</mn>
            <mo stretchy="false">+</mo>
            <mfrac>
              <msub>
                <mi mathvariant="normal">d</mi>
                <mrow>
                  <msub>
                    <mtext>_</mtext>
                    <mi mathvariant="normal">θ</mi>
                  </msub>
                  <mtext>|</mtext>
                  <mi mathvariant="normal">⫯</mi>
                </mrow>
              </msub>
              <msub>
                <mi mathvariant="normal">d</mi>
                <mrow>
                  <msub>
                    <mtext>_</mtext>
                    <mi mathvariant="normal">θ</mi>
                  </msub>
                  <mtext>|</mtext>
                  <mi mathvariant="normal">⫰</mi>
                </mrow>
              </msub>
            </mfrac>
          </mrow>
        </mfrac>
      </mrow>
    </mfrac>
    <annotation encoding="StarMath 5.0">1over{1-2over{1+d_{"_"_θ"|"⫯}over d_{"_"_θ"|"⫰}}}</annotation>
  </semantics>
</math>
</file>

<file path=Object 17/content.xml><?xml version="1.0" encoding="utf-8"?>
<math xmlns="http://www.w3.org/1998/Math/MathML" display="block">
  <semantics>
    <msub>
      <mi mathvariant="normal">d</mi>
      <mrow>
        <mi mathvariant="normal">•</mi>
        <mtext>|</mtext>
        <mi mathvariant="normal">⫯</mi>
      </mrow>
    </msub>
    <annotation encoding="StarMath 5.0">d_{•"|"⫯}</annotation>
  </semantics>
</math>
</file>

<file path=Object 18/content.xml><?xml version="1.0" encoding="utf-8"?>
<math xmlns="http://www.w3.org/1998/Math/MathML" display="block">
  <semantics>
    <mmultiscripts>
      <mi mathvariant="normal">d</mi>
      <mrow>
        <msub>
          <mtext>_</mtext>
          <mi mathvariant="normal">θ</mi>
        </msub>
        <mtext>|</mtext>
        <mi mathvariant="normal">⫰</mi>
      </mrow>
      <none/>
      <mprescripts/>
      <mrow>
        <mi mathvariant="normal">θ</mi>
        <mo stretchy="false">=</mo>
        <mn>0</mn>
      </mrow>
      <none/>
    </mmultiscripts>
    <annotation encoding="StarMath 5.0">d_{"_"_θ"|"⫰}lsub{θ=0}</annotation>
  </semantics>
</math>
</file>

<file path=Object 19/content.xml><?xml version="1.0" encoding="utf-8"?>
<math xmlns="http://www.w3.org/1998/Math/MathML" display="block">
  <semantics>
    <mfrac>
      <msub>
        <mi mathvariant="normal">d</mi>
        <mi mathvariant="normal">n</mi>
      </msub>
      <mrow>
        <mrow>
          <mn>1</mn>
          <mo stretchy="false">+</mo>
          <mi mathvariant="normal">ε</mi>
        </mrow>
        <mrow>
          <mo fence="true" form="prefix" stretchy="false">(</mo>
          <mrow>
            <mrow>
              <mmultiscripts>
                <mi>cos</mi>
                <mprescripts/>
                <mrow>
                  <mrow>
                    <mi mathvariant="normal">θ</mi>
                    <mo stretchy="false">=</mo>
                    <mrow>
                      <mi mathvariant="normal">◷</mi>
                      <mo stretchy="false">/</mo>
                      <mn>4</mn>
                    </mrow>
                  </mrow>
                  <mtext> </mtext>
                  <mi mathvariant="normal">∨</mi>
                  <mtext> </mtext>
                  <mi mathvariant="normal">◷</mi>
                  <mrow>
                    <mn>3</mn>
                    <mo stretchy="false">/</mo>
                    <mn>4</mn>
                  </mrow>
                </mrow>
                <none/>
              </mmultiscripts>
              <mo stretchy="false">=</mo>
              <mn>0</mn>
            </mrow>
          </mrow>
          <mo fence="true" form="postfix" stretchy="false">)</mo>
        </mrow>
      </mrow>
    </mfrac>
    <annotation encoding="StarMath 5.0">d_n over{1+ε(cos lsub{θ=◷/4" "∨" "◷3/4}=0)}</annotation>
  </semantics>
</math>
</file>

<file path=Object 2/content.xml><?xml version="1.0" encoding="utf-8"?>
<math xmlns="http://www.w3.org/1998/Math/MathML" display="block">
  <semantics>
    <msub>
      <mi mathvariant="normal">d</mi>
      <mrow>
        <msub>
          <mtext>_</mtext>
          <mi mathvariant="normal">θ</mi>
        </msub>
        <mtext>|</mtext>
        <mi mathvariant="normal">⫯</mi>
      </mrow>
    </msub>
    <annotation encoding="StarMath 5.0">d_{"_"_θ"|"⫯}</annotation>
  </semantics>
</math>
</file>

<file path=Object 20/content.xml><?xml version="1.0" encoding="utf-8"?>
<math xmlns="http://www.w3.org/1998/Math/MathML" display="block">
  <semantics>
    <msub>
      <mi mathvariant="normal">d</mi>
      <mi mathvariant="normal">n</mi>
    </msub>
    <annotation encoding="StarMath 5.0">d_n</annotation>
  </semantics>
</math>
</file>

<file path=Object 21/content.xml><?xml version="1.0" encoding="utf-8"?>
<math xmlns="http://www.w3.org/1998/Math/MathML" display="block">
  <semantics>
    <mfrac>
      <mrow>
        <mrow>
          <mrow>
            <msub>
              <mi mathvariant="normal">d</mi>
              <mrow>
                <msub>
                  <mtext>_</mtext>
                  <mi mathvariant="normal">θ</mi>
                </msub>
                <mtext>|</mtext>
                <mi mathvariant="normal">⫰</mi>
              </mrow>
            </msub>
            <mo stretchy="false">+</mo>
            <msub>
              <mi mathvariant="normal">d</mi>
              <mrow>
                <msub>
                  <mtext>_</mtext>
                  <mi mathvariant="normal">θ</mi>
                </msub>
                <mtext>|</mtext>
                <mi mathvariant="normal">⫯</mi>
              </mrow>
            </msub>
          </mrow>
          <mo stretchy="false">=</mo>
          <msub>
            <mi mathvariant="normal">d</mi>
            <mi mathvariant="normal">n</mi>
          </msub>
        </mrow>
        <mrow>
          <mo fence="true" form="prefix" stretchy="false">(</mo>
          <mrow>
            <mrow>
              <mrow>
                <mrow>
                  <mo fence="true" form="prefix" stretchy="false">(</mo>
                  <mrow>
                    <mrow>
                      <mfrac>
                        <mn>1</mn>
                        <mrow>
                          <mn>1</mn>
                          <mo stretchy="false">+</mo>
                          <mi mathvariant="normal">ε</mi>
                        </mrow>
                      </mfrac>
                      <mo stretchy="false">=</mo>
                      <mfrac>
                        <mrow>
                          <mn>1</mn>
                          <mo stretchy="false">−</mo>
                          <mi mathvariant="normal">ε</mi>
                        </mrow>
                        <mrow>
                          <mn>1</mn>
                          <mo stretchy="false">−</mo>
                          <msup>
                            <mi mathvariant="normal">ε</mi>
                            <mn>2</mn>
                          </msup>
                        </mrow>
                      </mfrac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frac>
                        <mn>1</mn>
                        <mrow>
                          <mn>1</mn>
                          <mo stretchy="false">−</mo>
                          <mi mathvariant="normal">ε</mi>
                        </mrow>
                      </mfrac>
                      <mo stretchy="false">=</mo>
                      <mfrac>
                        <mrow>
                          <mn>1</mn>
                          <mo stretchy="false">+</mo>
                          <mi mathvariant="normal">ε</mi>
                        </mrow>
                        <mrow>
                          <mn>1</mn>
                          <mo stretchy="false">−</mo>
                          <msup>
                            <mi mathvariant="normal">ε</mi>
                            <mn>2</mn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frac>
                <mn>2</mn>
                <mrow>
                  <mn>1</mn>
                  <mo stretchy="false">−</mo>
                  <msup>
                    <mi mathvariant="normal">ε</mi>
                    <mn>2</mn>
                  </msup>
                </mrow>
              </mfrac>
            </mrow>
          </mrow>
          <mo fence="true" form="postfix" stretchy="false">)</mo>
        </mrow>
      </mrow>
      <mn>2</mn>
    </mfrac>
    <annotation encoding="StarMath 5.0">{d_{"_"_θ"|"⫰}+d_{"_"_θ"|"⫯}=d_n((1over{1+ε}={1-ε}over{1-ε^2})+(1over{1-ε}={1+ε}over{1-ε^2})=2over{1-ε^2})}over2</annotation>
  </semantics>
</math>
</file>

<file path=Object 22/content.xml><?xml version="1.0" encoding="utf-8"?>
<math xmlns="http://www.w3.org/1998/Math/MathML" display="block">
  <semantics>
    <mmultiscripts>
      <mi mathvariant="normal">d</mi>
      <msub>
        <mtext>_</mtext>
        <mi mathvariant="normal">θ</mi>
      </msub>
      <none/>
      <mprescripts/>
      <mrow>
        <mrow>
          <mi mathvariant="normal">θ</mi>
          <mo stretchy="false">=</mo>
          <mrow>
            <mi mathvariant="normal">◷</mi>
            <mo stretchy="false">/</mo>
            <mn>4</mn>
          </mrow>
        </mrow>
        <mtext> </mtext>
        <mi mathvariant="normal">∨</mi>
        <mtext> </mtext>
        <mi mathvariant="normal">◷</mi>
        <mrow>
          <mn>3</mn>
          <mo stretchy="false">/</mo>
          <mn>4</mn>
        </mrow>
      </mrow>
      <none/>
    </mmultiscripts>
    <annotation encoding="StarMath 5.0">d_{"_"_θ}lsub{θ=◷/4" "∨" "◷3/4}</annotation>
  </semantics>
</math>
</file>

<file path=Object 23/content.xml><?xml version="1.0" encoding="utf-8"?>
<math xmlns="http://www.w3.org/1998/Math/MathML" display="block">
  <semantics>
    <msub>
      <mi mathvariant="normal">d</mi>
      <mrow>
        <mi mathvariant="normal">•</mi>
        <mtext>|</mtext>
        <mi mathvariant="normal">⫯</mi>
      </mrow>
    </msub>
    <annotation encoding="StarMath 5.0">d_{•"|"⫯}</annotation>
  </semantics>
</math>
</file>

<file path=Object 24/content.xml><?xml version="1.0" encoding="utf-8"?>
<math xmlns="http://www.w3.org/1998/Math/MathML" display="block">
  <semantics>
    <mfrac>
      <mrow>
        <msub>
          <mi mathvariant="normal">d</mi>
          <mrow>
            <msub>
              <mtext>_</mtext>
              <mi mathvariant="normal">θ</mi>
            </msub>
            <mtext>|</mtext>
            <mi mathvariant="normal">⫰</mi>
          </mrow>
        </msub>
        <mo stretchy="false">+</mo>
        <msub>
          <mi mathvariant="normal">d</mi>
          <mrow>
            <msub>
              <mtext>_</mtext>
              <mi mathvariant="normal">θ</mi>
            </msub>
            <mtext>|</mtext>
            <mi mathvariant="normal">⫯</mi>
          </mrow>
        </msub>
      </mrow>
      <mn>2</mn>
    </mfrac>
    <annotation encoding="StarMath 5.0">{d_{"_"_θ"|"⫰}+d_{"_"_θ"|"⫯}}over2</annotation>
  </semantics>
</math>
</file>

<file path=Object 25/content.xml><?xml version="1.0" encoding="utf-8"?>
<math xmlns="http://www.w3.org/1998/Math/MathML" display="block">
  <semantics>
    <mfrac>
      <msub>
        <mi mathvariant="normal">d</mi>
        <mi mathvariant="normal">n</mi>
      </msub>
      <mrow>
        <mn>1</mn>
        <mo stretchy="false">−</mo>
        <msup>
          <mi mathvariant="normal">ε</mi>
          <mn>2</mn>
        </msup>
      </mrow>
    </mfrac>
    <annotation encoding="StarMath 5.0">d_n over{1-ε^2}</annotation>
  </semantics>
</math>
</file>

<file path=Object 26/content.xml><?xml version="1.0" encoding="utf-8"?>
<math xmlns="http://www.w3.org/1998/Math/MathML" display="block">
  <semantics>
    <mmultiscripts>
      <mi mathvariant="normal">d</mi>
      <mrow>
        <msub>
          <mtext>_</mtext>
          <mi mathvariant="normal">θ</mi>
        </msub>
        <mtext>|</mtext>
        <mi mathvariant="normal">⫯</mi>
      </mrow>
      <none/>
      <mprescripts/>
      <mrow>
        <mi mathvariant="normal">θ</mi>
        <mo stretchy="false">=</mo>
        <mrow>
          <mi mathvariant="normal">◷</mi>
          <mo stretchy="false">/</mo>
          <mn>2</mn>
        </mrow>
      </mrow>
      <none/>
    </mmultiscripts>
    <annotation encoding="StarMath 5.0">d_{"_"_θ"|"⫯}lsub{θ=◷/2}</annotation>
  </semantics>
</math>
</file>

<file path=Object 27/content.xml><?xml version="1.0" encoding="utf-8"?>
<math xmlns="http://www.w3.org/1998/Math/MathML" display="block">
  <semantics>
    <msub>
      <mi mathvariant="normal">d</mi>
      <mi mathvariant="normal">n</mi>
    </msub>
    <annotation encoding="StarMath 5.0">d_n</annotation>
  </semantics>
</math>
</file>

<file path=Object 28/content.xml><?xml version="1.0" encoding="utf-8"?>
<math xmlns="http://www.w3.org/1998/Math/MathML" display="block">
  <semantics>
    <mfrac>
      <msub>
        <mi mathvariant="normal">d</mi>
        <mi mathvariant="normal">n</mi>
      </msub>
      <mrow>
        <mo fence="true" form="prefix" stretchy="false">(</mo>
        <mrow>
          <mrow>
            <mn>1</mn>
            <mo stretchy="false">+</mo>
            <mi mathvariant="normal">ε</mi>
          </mrow>
        </mrow>
        <mo fence="true" form="postfix" stretchy="false">)</mo>
      </mrow>
    </mfrac>
    <annotation encoding="StarMath 5.0">d_n over(1+ε)</annotation>
  </semantics>
</math>
</file>

<file path=Object 3/content.xml><?xml version="1.0" encoding="utf-8"?>
<math xmlns="http://www.w3.org/1998/Math/MathML" display="block">
  <semantics>
    <mfrac>
      <msub>
        <mi mathvariant="normal">d</mi>
        <mi mathvariant="normal">n</mi>
      </msub>
      <mrow>
        <mo fence="true" form="prefix" stretchy="false">(</mo>
        <mrow>
          <mrow>
            <mrow>
              <mn>1</mn>
              <mo stretchy="false">+</mo>
              <mi mathvariant="normal">ε</mi>
            </mrow>
            <mrow>
              <mrow>
                <mo fence="true" form="prefix" stretchy="false">(</mo>
                <mrow>
                  <mrow>
                    <mmultiscripts>
                      <mi>cos</mi>
                      <mprescripts/>
                      <mrow>
                        <mi mathvariant="normal">θ</mi>
                        <mo stretchy="false">=</mo>
                        <mrow>
                          <mi mathvariant="normal">◷</mi>
                          <mo stretchy="false">/</mo>
                          <mn>2</mn>
                        </mrow>
                      </mrow>
                      <none/>
                    </mmultiscripts>
                    <mo stretchy="false">=</mo>
                    <mrow>
                      <mo stretchy="false">−</mo>
                      <mn>1</mn>
                    </mrow>
                  </mrow>
                </mrow>
                <mo fence="true" form="postfix" stretchy="false">)</mo>
              </mrow>
              <mo stretchy="false">=</mo>
              <mrow>
                <mn>1</mn>
                <mo stretchy="false">−</mo>
                <mi mathvariant="normal">ε</mi>
              </mrow>
            </mrow>
          </mrow>
        </mrow>
        <mo fence="true" form="postfix" stretchy="false">)</mo>
      </mrow>
    </mfrac>
    <annotation encoding="StarMath 5.0">d_n over(1+ε(cos lsub{θ=◷/2}=-1)=1-ε)</annotation>
  </semantics>
</math>
</file>

<file path=Object 30/content.xml><?xml version="1.0" encoding="utf-8"?>
<math xmlns="http://www.w3.org/1998/Math/MathML" display="block">
  <semantics>
    <mfrac>
      <msub>
        <mi mathvariant="normal">d</mi>
        <mi mathvariant="normal">n</mi>
      </msub>
      <mrow>
        <mo fence="true" form="prefix" stretchy="false">(</mo>
        <mrow>
          <mrow>
            <mn>1</mn>
            <mo stretchy="false">−</mo>
            <mi mathvariant="normal">ε</mi>
          </mrow>
        </mrow>
        <mo fence="true" form="postfix" stretchy="false">)</mo>
      </mrow>
    </mfrac>
    <annotation encoding="StarMath 5.0">d_n over(1-ε)</annotation>
  </semantics>
</math>
</file>

<file path=Object 4/content.xml><?xml version="1.0" encoding="utf-8"?>
<math xmlns="http://www.w3.org/1998/Math/MathML" display="block">
  <semantics>
    <mfrac>
      <msub>
        <mi mathvariant="normal">d</mi>
        <mi mathvariant="normal">n</mi>
      </msub>
      <mrow>
        <mrow>
          <mn>1</mn>
          <mo stretchy="false">+</mo>
          <mi mathvariant="normal">ε</mi>
        </mrow>
        <mtext> </mtext>
        <mmultiscripts>
          <mi>cos</mi>
          <mprescripts/>
          <mi mathvariant="normal">θ</mi>
          <none/>
        </mmultiscripts>
      </mrow>
    </mfrac>
    <annotation encoding="StarMath 5.0">d_n over{1+ε" "cos lsub θ}</annotation>
  </semantics>
</math>
</file>

<file path=Object 5/content.xml><?xml version="1.0" encoding="utf-8"?>
<math xmlns="http://www.w3.org/1998/Math/MathML" display="block">
  <semantics>
    <msub>
      <mi mathvariant="normal">d</mi>
      <mrow>
        <msub>
          <mtext>_</mtext>
          <mi mathvariant="normal">θ</mi>
        </msub>
        <mtext>|</mtext>
        <mi mathvariant="normal">⫰</mi>
      </mrow>
    </msub>
    <annotation encoding="StarMath 5.0">d_{"_"_θ"|"⫰}</annotation>
  </semantics>
</math>
</file>

<file path=Object 6/content.xml><?xml version="1.0" encoding="utf-8"?>
<math xmlns="http://www.w3.org/1998/Math/MathML" display="block">
  <semantics>
    <mfrac>
      <msub>
        <mi mathvariant="normal">d</mi>
        <mrow>
          <msub>
            <mtext>_</mtext>
            <mi mathvariant="normal">θ</mi>
          </msub>
          <mtext>|</mtext>
          <mi mathvariant="normal">⫯</mi>
        </mrow>
      </msub>
      <msub>
        <mi mathvariant="normal">d</mi>
        <mrow>
          <msub>
            <mtext>_</mtext>
            <mi mathvariant="normal">θ</mi>
          </msub>
          <mtext>|</mtext>
          <mi mathvariant="normal">⫰</mi>
        </mrow>
      </msub>
    </mfrac>
    <annotation encoding="StarMath 5.0">d_{"_"_θ"|"⫯}over d_{"_"_θ"|"⫰}</annotation>
  </semantics>
</math>
</file>

<file path=Object 7/content.xml><?xml version="1.0" encoding="utf-8"?>
<math xmlns="http://www.w3.org/1998/Math/MathML" display="block">
  <semantics>
    <mfrac>
      <mrow>
        <mo fence="true" form="prefix" stretchy="false">(</mo>
        <mrow>
          <mrow>
            <mn>1</mn>
            <mo stretchy="false">+</mo>
            <mi mathvariant="normal">ε</mi>
          </mrow>
        </mrow>
        <mo fence="true" form="postfix" stretchy="false">)</mo>
      </mrow>
      <mrow>
        <mo fence="true" form="prefix" stretchy="false">(</mo>
        <mrow>
          <mrow>
            <mn>1</mn>
            <mo stretchy="false">−</mo>
            <mi mathvariant="normal">ε</mi>
          </mrow>
        </mrow>
        <mo fence="true" form="postfix" stretchy="false">)</mo>
      </mrow>
    </mfrac>
    <annotation encoding="StarMath 5.0">(1+ε)over(1-ε)</annotation>
  </semantics>
</math>
</file>

<file path=Object 8/content.xml><?xml version="1.0" encoding="utf-8"?>
<math xmlns="http://www.w3.org/1998/Math/MathML" display="block">
  <semantics>
    <mfrac>
      <mn>2</mn>
      <mrow>
        <mn>1</mn>
        <mo stretchy="false">−</mo>
        <mfrac>
          <mn>1</mn>
          <mi mathvariant="normal">ε</mi>
        </mfrac>
      </mrow>
    </mfrac>
    <annotation encoding="StarMath 5.0">2over{1-1over ε}</annotation>
  </semantics>
</math>
</file>

<file path=Object 9/content.xml><?xml version="1.0" encoding="utf-8"?>
<math xmlns="http://www.w3.org/1998/Math/MathML" display="block">
  <semantics>
    <mfrac>
      <mn>1</mn>
      <mi mathvariant="normal">ε</mi>
    </mfrac>
    <annotation encoding="StarMath 5.0">1over ε</annotation>
  </semantics>
</math>
</file>